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00%"/>
      <style:text-properties style:font-name="Bitstream Charter" fo:font-size="6pt" style:font-size-asian="6pt" style:font-size-complex="6pt"/>
    </style:style>
    <style:style style:name="P4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7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P8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9" style:family="paragraph" style:parent-style-name="Standard">
      <style:paragraph-properties fo:line-height="10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line-height="15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line-height="100%"/>
      <style:text-properties fo:font-weight="normal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iberation Serif" fo:font-size="8pt" fo:font-style="normal" fo:text-shadow="none" style:text-underline-style="none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Liberation Serif" fo:font-size="9pt" fo:font-style="normal" fo:text-shadow="none" style:text-underline-style="none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8pt" style:font-size-asian="8pt" style:font-size-complex="8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4"/>
            <text:p text:style-name="P4"/>
            <text:p text:style-name="P5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38"/></text:span><text:span text:style-name="T6">{{{nisn_umber+id_num}}}</text:span></text:p>
            <text:p text:style-name="P4"><text:s text:c="74"/><text:span text:style-name="T10">{{{++limit+providertraining+training+name}}} <text:s text:c="46"/>{{{+graduation_month}}} {{{+graduation_year}}}</text:span></text:p>
            <text:p text:style-name="P6"/>
            <text:p text:style-name="P6"/>
            <text:p text:style-name="P7"/>
            <text:p text:style-name="P1"><text:span text:style-name="T7"><text:s text:c="62"/></text:span><text:span text:style-name="T8"><text:s text:c="2"/></text:span><text:span text:style-name="T2">Midwifery ,</text:span><text:span text:style-name="T8"> Pead.,Anatomy, Comm. Nurs.,Pharm, and Physiology. <text:s text:c="8"/></text:span><text:span text:style-name="T4">{{{exam_grade_paper_i+name}}}</text:span></text:p>
            <text:p text:style-name="P10"><text:s text:c="56"/>Medicine,Surgery, MH, Mgt. <text:s text:c="69"/><text:span text:style-name="T9">{{{exam_grade_paper_ii+name}}}</text:span></text:p>
            <text:p text:style-name="P10"><text:s text:c="56"/>Practicals and Oral <text:s text:c="85"/><text:span text:style-name="T9">{{{exam_grade_paper_iii+name}}}</text:span></text:p>
            <text:p text:style-name="P10"><text:s text:c="56"/>Research <text:s text:c="101"/><text:span text:style-name="T9">{{{exam_grade_paper_iv+name}}}</text:span></text:p>
            <text:p text:style-name="P10"><text:s text:c="116"/>{{{primary_form+exam_result}}}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5-08-21T15:44:58</dc:date>
    <dc:creator>HRIS </dc:creator>
    <meta:editing-duration>PT6H58M49S</meta:editing-duration>
    <meta:editing-cycles>96</meta:editing-cycles>
    <meta:generator>LibreOffice/3.5$Linux_x86 LibreOffice_project/350m1$Build-2</meta:generator>
    <meta:document-statistic meta:table-count="1" meta:image-count="0" meta:object-count="0" meta:page-count="1" meta:paragraph-count="10" meta:word-count="38" meta:character-count="1562" meta:non-whitespace-character-count="550"/>
  </office:meta>
</office:document-meta>
</file>